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54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5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orks with Pi</text:p>
          </table:table-cell>
          <table:table-cell table:style-name="ce3" office:value-type="string" calcext:value-type="string">
            <text:p>Weight (g)</text:p>
          </table:table-cell>
          <table:table-cell table:style-name="ce3" office:value-type="string" calcext:value-type="string">
            <text:p>Range (m)</text:p>
          </table:table-cell>
          <table:table-cell table:style-name="ce3" office:value-type="string" calcext:value-type="string">
            <text:p>URL</text:p>
          </table:table-cell>
          <table:table-cell table:style-name="ce3" table:number-columns-repeated="1017"/>
        </table:table-row>
        <table:table-row table:style-name="ro1">
          <table:table-cell table:formula="of:=(1-PRICE/15)*5 + SUPPORTSPI*10 + (1-WEIGHT/150)*5 + (RANGEMETERS/1)*20" office:value-type="float" office:value="31.3666666666667" calcext:value-type="float">
            <text:p>31.37</text:p>
          </table:table-cell>
          <table:table-cell office:value-type="string" calcext:value-type="string">
            <text:p>Awolf Portable Mini USB Mic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amazon.com/gp/product/B016HOOMFQ/ref=pd_luc_rh_gc_rec_04_02_t_ttl_lh?ie=UTF8&amp;psc=1</text:p>
          </table:table-cell>
          <table:table-cell table:number-columns-repeated="1017"/>
        </table:table-row>
        <table:table-row table:style-name="ro1">
          <table:table-cell table:formula="of:=(1-PRICE/15)*5 + SUPPORTSPI*10 + (1-WEIGHT/150)*5 + (RANGEMETERS/1)*20" office:value-type="float" office:value="30.7" calcext:value-type="float">
            <text:p>30.70</text:p>
          </table:table-cell>
          <table:table-cell office:value-type="string" calcext:value-type="string">
            <text:p>Kinobo - USB 2.0 Mini Microph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://www.amazon.com/Kinobo-Microphone-Desktop-Recognition-Software/dp/B00IR8R7WQ/</text:p>
          </table:table-cell>
          <table:table-cell table:number-columns-repeated="1017"/>
        </table:table-row>
        <table:table-row table:style-name="ro1">
          <table:table-cell table:formula="of:=(1-PRICE/15)*5 + SUPPORTSPI*10 + (1-WEIGHT/150)*5 + (RANGEMETERS/1)*20" office:value-type="float" office:value="29.3666666666667" calcext:value-type="float">
            <text:p>29.37</text:p>
          </table:table-cell>
          <table:table-cell office:value-type="string" calcext:value-type="string">
            <text:p>VAlinks(TM) Mini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amazon.com/VAlinks-Flexible-Microphone-Compatible-Recording/dp/B014MASID4/</text:p>
          </table:table-cell>
          <table:table-cell table:number-columns-repeated="1017"/>
        </table:table-row>
        <table:table-row table:style-name="ro1">
          <table:table-cell table:formula="of:=(1-PRICE/15)*5 + SUPPORTSPI*10 + (1-WEIGHT/150)*5 + (RANGEMETERS/1)*20" office:value-type="float" office:value="18.3333333333333" calcext:value-type="float">
            <text:p>18.33</text:p>
          </table:table-cell>
          <table:table-cell office:value-type="string" calcext:value-type="string">
            <text:p>Kinobo - Mini "AKIRO" USB Microphone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://www.amazon.com/Kinobo-Microphone-Desktops-Dictation-Software/dp/B00NSOWWIS/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ICE" table:base-cell-address="$Sheet1.$C$1" table:cell-range-address="$Sheet1.$C$1:.$C$1048576"/>
        <table:named-range table:name="RANGEMETERS" table:base-cell-address="$Sheet1.$F$1" table:cell-range-address="$Sheet1.$F$1:.$F$1048576"/>
        <table:named-range table:name="SUPPORTSPI" table:base-cell-address="$Sheet1.$D$1" table:cell-range-address="$Sheet1.$D$1:.$D$1048576"/>
        <table:named-range table:name="WEIGHT" table:base-cell-address="$Sheet1.$E$1" table:cell-range-address="$Sheet1.$E$1:.$E$1048576"/>
      </table:named-expressions>
      <table:database-ranges>
        <table:database-range table:name="__Anonymous_Sheet_DB__0" table:target-range-address="Sheet1.A1:Sheet1.G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4-16T14:07:15.817489985</meta:creation-date>
    <dc:date>2016-04-16T14:58:19.470037340</dc:date>
    <dc:creator>chris </dc:creator>
    <meta:editing-duration>PT49M19S</meta:editing-duration>
    <meta:editing-cycles>9</meta:editing-cycles>
    <meta:generator>LibreOffice/4.2.8.2$Linux_X86_64 LibreOffice_project/420m0$Build-2</meta:generator>
    <meta:document-statistic meta:table-count="1" meta:cell-count="35" meta:object-count="0"/>
  </office:meta>
</office:document-meta>
</file>